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FF8BF26B0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6.746cm" svg:x="1cm" svg:y="1cm">
          <draw:image xlink:href="Pictures/100000000000020C000000FF8BF26B0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03T07:41:50</dc:date>
    <meta:generator>NeoOffice/3.4.1$Unix OpenOffice.org_project/Patch 17</meta:generator>
    <meta:editing-duration>PT00H10M19S</meta:editing-duration>
    <meta:editing-cycles>16</meta:editing-cycles>
    <meta:document-statistic meta:object-count="1"/>
  </office:meta>
</office:document-meta>
</file>